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9.288cm" table:align="margins"/>
    </style:style>
    <style:style style:name="Таблица1.A" style:family="table-column">
      <style:table-column-properties style:column-width="13.388cm" style:rel-column-width="45487*"/>
    </style:style>
    <style:style style:name="Таблица1.B" style:family="table-column">
      <style:table-column-properties style:column-width="5.9cm" style:rel-column-width="20048*"/>
    </style:style>
    <style:style style:name="Таблица1.A1" style:family="table-cell">
      <style:table-cell-properties fo:padding="0.097cm" fo:border="none"/>
    </style:style>
    <style:style style:name="Таблица2" style:family="table">
      <style:table-properties style:width="5.708cm" table:align="margins"/>
    </style:style>
    <style:style style:name="Таблица2.A" style:family="table-column">
      <style:table-column-properties style:column-width="5.708cm" style:rel-column-width="65535*"/>
    </style:style>
    <style:style style:name="Таблица2.A1" style:family="table-cell">
      <style:table-cell-properties fo:padding="0.097cm" fo:border="0.05pt solid #000000"/>
    </style:style>
    <style:style style:name="Таблица3" style:family="table">
      <style:table-properties style:width="19.288cm" table:align="margins"/>
    </style:style>
    <style:style style:name="Таблица3.A" style:family="table-column">
      <style:table-column-properties style:column-width="11.007cm" style:rel-column-width="37397*"/>
    </style:style>
    <style:style style:name="Таблица3.B" style:family="table-column">
      <style:table-column-properties style:column-width="2.381cm" style:rel-column-width="8090*"/>
    </style:style>
    <style:style style:name="Таблица3.C" style:family="table-column">
      <style:table-column-properties style:column-width="5.9cm" style:rel-column-width="20048*"/>
    </style:style>
    <style:style style:name="Таблица3.A1" style:family="table-cell">
      <style:table-cell-properties fo:padding="0.097cm" fo:border="none"/>
    </style:style>
    <style:style style:name="Таблица4" style:family="table">
      <style:table-properties style:width="19.288cm" table:align="margins"/>
    </style:style>
    <style:style style:name="Таблица4.A" style:family="table-column">
      <style:table-column-properties style:column-width="19.288cm" style:rel-column-width="65535*"/>
    </style:style>
    <style:style style:name="Таблица5" style:family="table">
      <style:table-properties style:width="19.288cm" table:align="margins"/>
    </style:style>
    <style:style style:name="Таблица5.A" style:family="table-column">
      <style:table-column-properties style:column-width="19.288cm" style:rel-column-width="10935*"/>
    </style:style>
    <style:style style:name="Таблица5.A1" style:family="table-cell">
      <style:table-cell-properties fo:padding="0.097cm" fo:border="0.05pt solid #000000"/>
    </style:style>
    <style:style style:name="Таблица7" style:family="table">
      <style:table-properties style:width="19.288cm" table:align="margins"/>
    </style:style>
    <style:style style:name="Таблица7.A" style:family="table-column">
      <style:table-column-properties style:column-width="1.295cm" style:rel-column-width="4398*"/>
    </style:style>
    <style:style style:name="Таблица7.B" style:family="table-column">
      <style:table-column-properties style:column-width="5.106cm" style:rel-column-width="17350*"/>
    </style:style>
    <style:style style:name="Таблица7.C" style:family="table-column">
      <style:table-column-properties style:column-width="12.887cm" style:rel-column-width="43787*"/>
    </style:style>
    <style:style style:name="Таблица7.A1" style:family="table-cell">
      <style:table-cell-properties fo:padding="0.097cm" fo:border="0.05pt solid #000000"/>
    </style:style>
    <style:style style:name="Таблица7.A2" style:family="table-cell">
      <style:table-cell-properties fo:padding="0.097cm" fo:border-left="0.05pt solid #000000" fo:border-right="none" fo:border-top="none" fo:border-bottom="0.05pt solid #000000"/>
    </style:style>
    <style:style style:name="Таблица7.C2" style:family="table-cell">
      <style:table-cell-properties fo:padding="0.097cm" fo:border-left="0.05pt solid #000000" fo:border-right="0.05pt solid #000000" fo:border-top="none" fo:border-bottom="0.05pt solid #000000"/>
    </style:style>
    <style:style style:name="Таблица7.C3" style:family="table-cell">
      <style:table-cell-properties style:vertical-align="middle" fo:padding="0.097cm" fo:border-left="0.05pt solid #000000" fo:border-right="0.05pt solid #000000" fo:border-top="none" fo:border-bottom="0.05pt solid #000000"/>
    </style:style>
    <style:style style:name="Таблица6" style:family="table">
      <style:table-properties style:width="11.896cm" fo:margin-left="0.355cm" table:align="left"/>
    </style:style>
    <style:style style:name="Таблица6.A" style:family="table-column">
      <style:table-column-properties style:column-width="6.006cm"/>
    </style:style>
    <style:style style:name="Таблица6.B" style:family="table-column">
      <style:table-column-properties style:column-width="5.89cm"/>
    </style:style>
    <style:style style:name="Таблица6.1" style:family="table-row">
      <style:table-row-properties style:min-row-height="0.476cm"/>
    </style:style>
    <style:style style:name="Таблица6.A1" style:family="table-cell">
      <style:table-cell-properties fo:padding="0.097cm" fo:border-left="0.05pt solid #000000" fo:border-right="none" fo:border-top="0.05pt solid #000000" fo:border-bottom="0.05pt solid #000000"/>
    </style:style>
    <style:style style:name="Таблица6.B1" style:family="table-cell">
      <style:table-cell-properties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B2" style:family="table-cell">
      <style:table-cell-properties fo:padding="0.097cm" fo:border-left="0.05pt solid #000000" fo:border-right="0.05pt solid #000000" fo:border-top="none" fo:border-bottom="0.05pt solid #000000"/>
    </style:style>
    <style:style style:name="Таблица8" style:family="table">
      <style:table-properties style:width="19.288cm" table:align="margins"/>
    </style:style>
    <style:style style:name="Таблица8.A" style:family="table-column">
      <style:table-column-properties style:column-width="1.295cm" style:rel-column-width="4398*"/>
    </style:style>
    <style:style style:name="Таблица8.B" style:family="table-column">
      <style:table-column-properties style:column-width="5.106cm" style:rel-column-width="17350*"/>
    </style:style>
    <style:style style:name="Таблица8.C" style:family="table-column">
      <style:table-column-properties style:column-width="12.887cm" style:rel-column-width="43787*"/>
    </style:style>
    <style:style style:name="Таблица8.A1" style:family="table-cell">
      <style:table-cell-properties fo:padding="0.097cm" fo:border="0.05pt solid #000000"/>
    </style:style>
    <style:style style:name="Таблица8.A2" style:family="table-cell">
      <style:table-cell-properties fo:padding="0.097cm" fo:border-left="0.05pt solid #000000" fo:border-right="none" fo:border-top="none" fo:border-bottom="0.05pt solid #000000"/>
    </style:style>
    <style:style style:name="Таблица8.C2" style:family="table-cell">
      <style:table-cell-properties fo:padding="0.097cm" fo:border-left="0.05pt solid #000000" fo:border-right="0.05pt solid #000000" fo:border-top="none" fo:border-bottom="0.05pt solid #000000"/>
    </style:style>
    <style:style style:name="Таблица9" style:family="table">
      <style:table-properties style:width="19.288cm" table:align="margins"/>
    </style:style>
    <style:style style:name="Таблица9.A" style:family="table-column">
      <style:table-column-properties style:column-width="1.293cm" style:rel-column-width="4392*"/>
    </style:style>
    <style:style style:name="Таблица9.B" style:family="table-column">
      <style:table-column-properties style:column-width="5.106cm" style:rel-column-width="17350*"/>
    </style:style>
    <style:style style:name="Таблица9.C" style:family="table-column">
      <style:table-column-properties style:column-width="12.889cm" style:rel-column-width="43793*"/>
    </style:style>
    <style:style style:name="Таблица9.A1" style:family="table-cell">
      <style:table-cell-properties fo:padding="0.097cm" fo:border="0.05pt solid #000000"/>
    </style:style>
    <style:style style:name="Таблица9.A2" style:family="table-cell">
      <style:table-cell-properties fo:padding="0.097cm" fo:border-left="0.05pt solid #000000" fo:border-right="none" fo:border-top="none" fo:border-bottom="0.05pt solid #000000"/>
    </style:style>
    <style:style style:name="Таблица9.C2" style:family="table-cell">
      <style:table-cell-properties fo:padding="0.097cm" fo:border-left="0.05pt solid #000000" fo:border-right="0.05pt solid #000000" fo:border-top="none" fo:border-bottom="0.05pt solid #000000"/>
    </style:style>
    <style:style style:name="Таблица9.C3"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text-properties fo:font-size="8pt" style:font-size-asian="8pt" style:font-size-complex="8pt"/>
    </style:style>
    <style:style style:name="P2" style:family="paragraph" style:parent-style-name="Table_20_Contents">
      <style:text-properties fo:font-size="8pt" style:font-size-asian="8pt" style:font-size-complex="8pt"/>
    </style:style>
    <style:style style:name="P3" style:family="paragraph" style:parent-style-name="Table_20_Contents">
      <style:text-properties fo:font-size="8pt" officeooo:paragraph-rsid="0034bd0b" style:font-size-asian="8pt" style:font-size-complex="8pt"/>
    </style:style>
    <style:style style:name="P4" style:family="paragraph" style:parent-style-name="Table_20_Contents">
      <style:text-properties fo:font-size="8pt" fo:language="ru" fo:country="RU" officeooo:rsid="0034bd0b" officeooo:paragraph-rsid="0034bd0b" style:font-size-asian="8pt" style:font-size-complex="8pt"/>
    </style:style>
    <style:style style:name="P5" style:family="paragraph" style:parent-style-name="Text_20_body">
      <style:text-properties officeooo:paragraph-rsid="004beae6"/>
    </style:style>
    <style:style style:name="P6" style:family="paragraph" style:parent-style-name="Text_20_body">
      <style:text-properties officeooo:paragraph-rsid="005098f9"/>
    </style:style>
    <style:style style:name="P7" style:family="paragraph" style:parent-style-name="Standard">
      <style:paragraph-properties fo:text-align="center" style:justify-single-word="false"/>
      <style:text-properties fo:font-size="7pt" style:font-size-asian="7pt" style:font-size-complex="7pt"/>
    </style:style>
    <style:style style:name="P8" style:family="paragraph" style:parent-style-name="Standard">
      <style:text-properties fo:font-size="7pt" officeooo:paragraph-rsid="003ab4d2" style:font-size-asian="7pt" style:font-size-complex="7pt"/>
    </style:style>
    <style:style style:name="P9" style:family="paragraph" style:parent-style-name="Standard">
      <style:text-properties fo:font-size="7pt" officeooo:paragraph-rsid="003c3a08" style:font-size-asian="7pt" style:font-size-complex="7pt"/>
    </style:style>
    <style:style style:name="P10" style:family="paragraph" style:parent-style-name="Standard">
      <style:text-properties fo:font-size="7pt" fo:font-weight="bold" officeooo:paragraph-rsid="003ab4d2" style:font-size-asian="7pt" style:font-weight-asian="bold" style:font-size-complex="7pt" style:font-weight-complex="bold"/>
    </style:style>
    <style:style style:name="P11" style:family="paragraph" style:parent-style-name="Standard">
      <style:text-properties fo:font-size="7pt" fo:language="en" fo:country="US" officeooo:rsid="003ab4d2" officeooo:paragraph-rsid="003ab4d2" style:font-size-asian="7pt" style:font-size-complex="7pt"/>
    </style:style>
    <style:style style:name="P12" style:family="paragraph" style:parent-style-name="Text_20_body">
      <style:text-properties officeooo:paragraph-rsid="004beae6"/>
    </style:style>
    <style:style style:name="P13" style:family="paragraph" style:parent-style-name="Text_20_body">
      <style:text-properties officeooo:paragraph-rsid="005098f9"/>
    </style:style>
    <style:style style:name="P14" style:family="paragraph" style:parent-style-name="Table_20_Contents">
      <style:text-properties fo:font-size="8pt" officeooo:paragraph-rsid="0034bd0b" style:font-size-asian="8pt" style:font-size-complex="8pt"/>
    </style:style>
    <style:style style:name="P15" style:family="paragraph" style:parent-style-name="Table_20_Contents">
      <style:text-properties fo:font-size="13pt" fo:language="ru" fo:country="RU" fo:font-weight="bold" officeooo:rsid="001e0a24" officeooo:paragraph-rsid="001e0a24" style:font-size-asian="13pt" style:font-weight-asian="bold" style:font-size-complex="13pt" style:font-weight-complex="bold"/>
    </style:style>
    <style:style style:name="P16" style:family="paragraph" style:parent-style-name="Table_20_Contents">
      <style:text-properties style:font-name="Times New Roman" fo:font-size="7pt" style:font-size-asian="7pt" style:font-size-complex="7pt"/>
    </style:style>
    <style:style style:name="P17" style:family="paragraph" style:parent-style-name="Table_20_Contents">
      <style:paragraph-properties fo:text-align="center" style:justify-single-word="false"/>
      <style:text-properties style:font-name="Times New Roman" fo:font-size="7pt" style:font-size-asian="7pt" style:font-size-complex="7pt"/>
    </style:style>
    <style:style style:name="P18" style:family="paragraph" style:parent-style-name="Table_20_Contents">
      <style:text-properties style:font-name="Times New Roman" fo:font-size="7pt" fo:language="ru" fo:country="RU" officeooo:rsid="00249036" officeooo:paragraph-rsid="00249036" style:font-size-asian="7pt" style:font-size-complex="7pt"/>
    </style:style>
    <style:style style:name="P19" style:family="paragraph" style:parent-style-name="Table_20_Contents">
      <style:text-properties fo:font-variant="normal" fo:text-transform="none" fo:color="#000000" style:font-name="Times New Roman" fo:font-size="7pt" fo:letter-spacing="normal" fo:font-style="normal" fo:font-weight="normal" style:font-size-asian="7pt" style:font-size-complex="7pt"/>
    </style:style>
    <style:style style:name="P20" style:family="paragraph" style:parent-style-name="Table_20_Contents">
      <style:text-properties fo:font-size="7pt" fo:language="en" fo:country="US" officeooo:rsid="001e0a24" officeooo:paragraph-rsid="001e0a24" style:font-size-asian="7pt" style:font-size-complex="7pt"/>
    </style:style>
    <style:style style:name="P21" style:family="paragraph" style:parent-style-name="Table_20_Contents">
      <style:paragraph-properties fo:text-align="end" style:justify-single-word="false"/>
      <style:text-properties fo:font-size="7pt" fo:language="en" fo:country="US" officeooo:rsid="001e0a24" officeooo:paragraph-rsid="001e0a24" style:font-size-asian="7pt" style:font-size-complex="7pt"/>
    </style:style>
    <style:style style:name="P22" style:family="paragraph" style:parent-style-name="Table_20_Contents">
      <style:text-properties fo:font-size="7pt" fo:language="en" fo:country="US" officeooo:rsid="0042db4e" officeooo:paragraph-rsid="0042db4e" style:font-size-asian="7pt" style:font-size-complex="7pt"/>
    </style:style>
    <style:style style:name="P23" style:family="paragraph" style:parent-style-name="Table_20_Contents">
      <style:text-properties fo:font-size="7pt" fo:language="en" fo:country="US" officeooo:rsid="0024b11b" officeooo:paragraph-rsid="0024b11b" style:font-size-asian="7pt" style:font-size-complex="7pt"/>
    </style:style>
    <style:style style:name="P24" style:family="paragraph" style:parent-style-name="Table_20_Contents">
      <style:text-properties fo:font-size="7pt" fo:language="en" fo:country="US" officeooo:rsid="00467b18" officeooo:paragraph-rsid="00467b18" style:font-size-asian="7pt" style:font-size-complex="7pt"/>
    </style:style>
    <style:style style:name="P25" style:family="paragraph" style:parent-style-name="Table_20_Contents">
      <style:text-properties fo:font-size="7pt" fo:language="en" fo:country="US" officeooo:rsid="00334f7c" officeooo:paragraph-rsid="00334f7c" style:font-size-asian="7pt" style:font-size-complex="7pt"/>
    </style:style>
    <style:style style:name="P26" style:family="paragraph" style:parent-style-name="Table_20_Contents">
      <style:text-properties fo:font-size="7pt" fo:language="en" fo:country="US" officeooo:rsid="002d52dc" officeooo:paragraph-rsid="002d52dc" style:font-size-asian="7pt" style:font-size-complex="7pt"/>
    </style:style>
    <style:style style:name="P27" style:family="paragraph" style:parent-style-name="Table_20_Contents">
      <style:text-properties fo:font-size="7pt" fo:language="en" fo:country="US" officeooo:rsid="002b6b83" officeooo:paragraph-rsid="002b6b83" style:font-size-asian="7pt" style:font-size-complex="7pt"/>
    </style:style>
    <style:style style:name="P28" style:family="paragraph" style:parent-style-name="Table_20_Contents">
      <style:text-properties fo:font-size="7pt" fo:language="en" fo:country="US" officeooo:rsid="002d1581" officeooo:paragraph-rsid="002d1581" style:font-size-asian="7pt" style:font-size-complex="7pt"/>
    </style:style>
    <style:style style:name="P29" style:family="paragraph" style:parent-style-name="Table_20_Contents">
      <style:text-properties fo:font-size="7pt" fo:language="en" fo:country="US" officeooo:rsid="0035fd81" officeooo:paragraph-rsid="0035fd81" style:font-size-asian="7pt" style:font-size-complex="7pt"/>
    </style:style>
    <style:style style:name="P30" style:family="paragraph" style:parent-style-name="Table_20_Contents">
      <style:text-properties fo:font-size="7pt" fo:language="en" fo:country="US" officeooo:rsid="0035fd81" officeooo:paragraph-rsid="004e53bd" style:font-size-asian="7pt" style:font-size-complex="7pt"/>
    </style:style>
    <style:style style:name="P31" style:family="paragraph" style:parent-style-name="Table_20_Contents">
      <style:text-properties fo:font-size="7pt" fo:language="en" fo:country="US" officeooo:rsid="0036af47" officeooo:paragraph-rsid="0036af47" style:font-size-asian="7pt" style:font-size-complex="7pt"/>
    </style:style>
    <style:style style:name="P32" style:family="paragraph" style:parent-style-name="Table_20_Contents">
      <style:text-properties fo:font-size="7pt" fo:language="en" fo:country="US" officeooo:rsid="003705a7" officeooo:paragraph-rsid="003705a7" style:font-size-asian="7pt" style:font-size-complex="7pt"/>
    </style:style>
    <style:style style:name="P33" style:family="paragraph" style:parent-style-name="Table_20_Contents">
      <style:text-properties fo:font-size="7pt" fo:language="en" fo:country="US" officeooo:rsid="004fe9ba" officeooo:paragraph-rsid="004fe9ba" style:font-size-asian="7pt" style:font-size-complex="7pt"/>
    </style:style>
    <style:style style:name="P34" style:family="paragraph" style:parent-style-name="Table_20_Contents">
      <style:text-properties fo:font-size="7pt" fo:language="en" fo:country="US" officeooo:rsid="00397611" officeooo:paragraph-rsid="005098f9" style:font-size-asian="7pt" style:font-size-complex="7pt"/>
    </style:style>
    <style:style style:name="P35" style:family="paragraph" style:parent-style-name="Table_20_Contents">
      <style:text-properties fo:font-size="7pt" style:font-size-asian="7pt" style:font-size-complex="7pt"/>
    </style:style>
    <style:style style:name="P36" style:family="paragraph" style:parent-style-name="Table_20_Contents">
      <style:text-properties fo:font-size="7pt" officeooo:paragraph-rsid="002659ce" style:font-size-asian="7pt" style:font-size-complex="7pt"/>
    </style:style>
    <style:style style:name="P37" style:family="paragraph" style:parent-style-name="Table_20_Contents">
      <style:text-properties fo:font-size="7pt" officeooo:paragraph-rsid="002ee1d2" style:font-size-asian="7pt" style:font-size-complex="7pt"/>
    </style:style>
    <style:style style:name="P38" style:family="paragraph" style:parent-style-name="Table_20_Contents">
      <style:text-properties fo:font-size="7pt" officeooo:paragraph-rsid="002e99c8" style:font-size-asian="7pt" style:font-size-complex="7pt"/>
    </style:style>
    <style:style style:name="P39" style:family="paragraph" style:parent-style-name="Table_20_Contents">
      <style:text-properties fo:font-size="7pt" officeooo:paragraph-rsid="002d52dc" style:font-size-asian="7pt" style:font-size-complex="7pt"/>
    </style:style>
    <style:style style:name="P40" style:family="paragraph" style:parent-style-name="Table_20_Contents">
      <style:text-properties fo:font-size="7pt" officeooo:paragraph-rsid="002b6b83" style:font-size-asian="7pt" style:font-size-complex="7pt"/>
    </style:style>
    <style:style style:name="P41" style:family="paragraph" style:parent-style-name="Table_20_Contents">
      <style:text-properties fo:font-size="7pt" officeooo:paragraph-rsid="004a6a63" style:font-size-asian="7pt" style:font-size-complex="7pt"/>
    </style:style>
    <style:style style:name="P42" style:family="paragraph" style:parent-style-name="Table_20_Contents">
      <style:text-properties fo:font-size="7pt" officeooo:paragraph-rsid="004a3366" style:font-size-asian="7pt" style:font-size-complex="7pt"/>
    </style:style>
    <style:style style:name="P43" style:family="paragraph" style:parent-style-name="Table_20_Contents">
      <style:text-properties fo:font-size="7pt" officeooo:paragraph-rsid="0034bd0b" style:font-size-asian="7pt" style:font-size-complex="7pt"/>
    </style:style>
    <style:style style:name="P44" style:family="paragraph" style:parent-style-name="Table_20_Contents">
      <style:text-properties fo:font-size="7pt" officeooo:paragraph-rsid="004ee07e" style:font-size-asian="7pt" style:font-size-complex="7pt"/>
    </style:style>
    <style:style style:name="P45" style:family="paragraph" style:parent-style-name="Table_20_Contents">
      <style:text-properties fo:font-size="7pt" officeooo:paragraph-rsid="005098f9" style:font-size-asian="7pt" style:font-size-complex="7pt"/>
    </style:style>
    <style:style style:name="P46" style:family="paragraph" style:parent-style-name="Table_20_Contents">
      <style:paragraph-properties fo:text-align="center" style:justify-single-word="false"/>
      <style:text-properties fo:font-size="7pt" fo:language="ru" fo:country="RU" fo:font-weight="bold" officeooo:rsid="0024611f" officeooo:paragraph-rsid="0024611f" style:font-size-asian="7pt" style:font-weight-asian="bold" style:font-size-complex="7pt" style:font-weight-complex="bold"/>
    </style:style>
    <style:style style:name="P47" style:family="paragraph" style:parent-style-name="Table_20_Contents">
      <style:text-properties fo:font-size="7pt" fo:language="ru" fo:country="RU" officeooo:rsid="00249036" officeooo:paragraph-rsid="00249036" style:font-size-asian="7pt" style:font-size-complex="7pt"/>
    </style:style>
    <style:style style:name="P48" style:family="paragraph" style:parent-style-name="Table_20_Contents">
      <style:text-properties fo:font-size="7pt" fo:language="ru" fo:country="RU" officeooo:rsid="00252df8" officeooo:paragraph-rsid="00252df8" style:font-size-asian="7pt" style:font-size-complex="7pt"/>
    </style:style>
    <style:style style:name="P49" style:family="paragraph" style:parent-style-name="Table_20_Contents">
      <style:text-properties fo:font-size="7pt" fo:language="ru" fo:country="RU" officeooo:rsid="002659ce" officeooo:paragraph-rsid="002659ce" style:font-size-asian="7pt" style:font-size-complex="7pt"/>
    </style:style>
    <style:style style:name="P50" style:family="paragraph" style:parent-style-name="Table_20_Contents">
      <style:text-properties fo:font-size="7pt" fo:language="ru" fo:country="RU" officeooo:rsid="0027e142" officeooo:paragraph-rsid="0027e142" style:font-size-asian="7pt" style:font-size-complex="7pt"/>
    </style:style>
    <style:style style:name="P51" style:family="paragraph" style:parent-style-name="Table_20_Contents">
      <style:text-properties fo:font-size="7pt" fo:language="ru" fo:country="RU" officeooo:rsid="0044d235" officeooo:paragraph-rsid="0044d235" style:font-size-asian="7pt" style:font-size-complex="7pt"/>
    </style:style>
    <style:style style:name="P52" style:family="paragraph" style:parent-style-name="Table_20_Contents">
      <style:text-properties fo:font-size="7pt" fo:language="ru" fo:country="RU" officeooo:rsid="00467b18" officeooo:paragraph-rsid="00467b18" style:font-size-asian="7pt" style:font-size-complex="7pt"/>
    </style:style>
    <style:style style:name="P53" style:family="paragraph" style:parent-style-name="Table_20_Contents">
      <style:text-properties fo:font-size="7pt" fo:language="ru" fo:country="RU" officeooo:rsid="002ee1d2" officeooo:paragraph-rsid="002ee1d2" style:font-size-asian="7pt" style:font-size-complex="7pt"/>
    </style:style>
    <style:style style:name="P54" style:family="paragraph" style:parent-style-name="Table_20_Contents">
      <style:text-properties fo:font-size="7pt" fo:language="ru" fo:country="RU" officeooo:rsid="002e99c8" style:font-size-asian="7pt" style:font-size-complex="7pt"/>
    </style:style>
    <style:style style:name="P55" style:family="paragraph" style:parent-style-name="Table_20_Contents">
      <style:text-properties fo:font-size="7pt" fo:language="ru" fo:country="RU" officeooo:rsid="002e99c8" officeooo:paragraph-rsid="002e99c8" style:font-size-asian="7pt" style:font-size-complex="7pt"/>
    </style:style>
    <style:style style:name="P56" style:family="paragraph" style:parent-style-name="Table_20_Contents" style:list-style-name="L1">
      <style:paragraph-properties>
        <style:tab-stops>
          <style:tab-stop style:position="1.111cm"/>
          <style:tab-stop style:position="2.011cm"/>
        </style:tab-stops>
      </style:paragraph-properties>
      <style:text-properties fo:font-size="7pt" fo:language="ru" fo:country="RU" officeooo:rsid="002e99c8" officeooo:paragraph-rsid="002e99c8" style:font-size-asian="7pt" style:font-size-complex="7pt"/>
    </style:style>
    <style:style style:name="P57" style:family="paragraph" style:parent-style-name="Table_20_Contents" style:list-style-name="L1">
      <style:text-properties fo:font-size="7pt" fo:language="ru" fo:country="RU" officeooo:rsid="002e99c8" officeooo:paragraph-rsid="002e99c8" style:font-size-asian="7pt" style:font-size-complex="7pt"/>
    </style:style>
    <style:style style:name="P58" style:family="paragraph" style:parent-style-name="Table_20_Contents">
      <style:text-properties fo:font-size="7pt" fo:language="ru" fo:country="RU" officeooo:rsid="00282226" officeooo:paragraph-rsid="00282226" style:font-size-asian="7pt" style:font-size-complex="7pt"/>
    </style:style>
    <style:style style:name="P59" style:family="paragraph" style:parent-style-name="Table_20_Contents">
      <style:text-properties fo:font-size="7pt" fo:language="ru" fo:country="RU" officeooo:rsid="0034bd0b" officeooo:paragraph-rsid="0034bd0b" style:font-size-asian="7pt" style:font-size-complex="7pt"/>
    </style:style>
    <style:style style:name="P60" style:family="paragraph" style:parent-style-name="Table_20_Contents">
      <style:text-properties fo:font-size="7pt" fo:language="ru" fo:country="RU" officeooo:rsid="003843ca" style:font-size-asian="7pt" style:font-size-complex="7pt"/>
    </style:style>
    <style:style style:name="P61" style:family="paragraph" style:parent-style-name="Table_20_Contents">
      <style:text-properties fo:font-size="7pt" fo:language="ru" fo:country="RU" officeooo:rsid="003843ca" officeooo:paragraph-rsid="003843ca" style:font-size-asian="7pt" style:font-size-complex="7pt"/>
    </style:style>
    <style:style style:name="T1" style:family="text">
      <style:text-properties fo:font-variant="normal" fo:text-transform="none" fo:color="#000000" fo:font-size="8.25pt" fo:letter-spacing="normal" fo:font-style="normal" fo:font-weight="bold"/>
    </style:style>
    <style:style style:name="T2" style:family="text">
      <style:text-properties fo:font-variant="normal" fo:text-transform="none" fo:color="#000000" fo:font-size="8.25pt" fo:letter-spacing="normal" fo:language="en" fo:country="US" fo:font-style="normal" fo:font-weight="bold" officeooo:rsid="0020f845"/>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000000" fo:letter-spacing="normal" fo:font-style="normal" fo:font-weight="bold"/>
    </style:style>
    <style:style style:name="T5" style:family="text">
      <style:text-properties fo:font-variant="normal" fo:text-transform="none" fo:color="#000000" fo:letter-spacing="normal" fo:language="en" fo:country="US" fo:font-style="normal" fo:font-weight="normal" officeooo:rsid="001e45d1"/>
    </style:style>
    <style:style style:name="T6" style:family="text">
      <style:text-properties fo:font-variant="normal" fo:text-transform="none" fo:color="#000000" fo:letter-spacing="normal" fo:language="en" fo:country="US" fo:font-style="normal" fo:font-weight="normal" officeooo:rsid="0042db4e"/>
    </style:style>
    <style:style style:name="T7" style:family="text">
      <style:text-properties fo:font-variant="normal" fo:text-transform="none" fo:color="#000000" fo:letter-spacing="normal" fo:language="en" fo:country="US" fo:font-style="normal" fo:font-weight="bold" officeooo:rsid="0020f845"/>
    </style:style>
    <style:style style:name="T8" style:family="text">
      <style:text-properties fo:language="ru" fo:country="RU"/>
    </style:style>
    <style:style style:name="T9" style:family="text">
      <style:text-properties fo:language="ru" fo:country="RU" officeooo:rsid="004a3366"/>
    </style:style>
    <style:style style:name="T10" style:family="text">
      <style:text-properties fo:language="en" fo:country="US" officeooo:rsid="001f1564"/>
    </style:style>
    <style:style style:name="T11" style:family="text">
      <style:text-properties fo:language="en" fo:country="US" officeooo:rsid="002301d4"/>
    </style:style>
    <style:style style:name="T12" style:family="text">
      <style:text-properties fo:language="en" fo:country="US" officeooo:rsid="002b6b83"/>
    </style:style>
    <style:style style:name="T13" style:family="text">
      <style:text-properties fo:language="en" fo:country="US" officeooo:rsid="002f258f"/>
    </style:style>
    <style:style style:name="T14" style:family="text">
      <style:text-properties fo:language="en" fo:country="US" officeooo:rsid="0034bd0b"/>
    </style:style>
    <style:style style:name="T15" style:family="text">
      <style:text-properties fo:language="en" fo:country="US" officeooo:rsid="003889ee"/>
    </style:style>
    <style:style style:name="T16" style:family="text">
      <style:text-properties fo:language="en" fo:country="US" officeooo:rsid="00397611"/>
    </style:style>
    <style:style style:name="T17" style:family="text">
      <style:text-properties fo:language="en" fo:country="US" officeooo:rsid="003ab4d2"/>
    </style:style>
    <style:style style:name="T18" style:family="text">
      <style:text-properties fo:language="en" fo:country="US" officeooo:rsid="003fb035"/>
    </style:style>
    <style:style style:name="T19" style:family="text">
      <style:text-properties fo:language="en" fo:country="US" officeooo:rsid="004a6a63"/>
    </style:style>
    <style:style style:name="T20" style:family="text">
      <style:text-properties fo:language="en" fo:country="US" officeooo:rsid="004da31b"/>
    </style:style>
    <style:style style:name="T21" style:family="text">
      <style:text-properties fo:language="en" fo:country="US" officeooo:rsid="00310718"/>
    </style:style>
    <style:style style:name="T22" style:family="text">
      <style:text-properties fo:font-size="8pt" style:font-size-asian="8pt" style:font-size-complex="8pt"/>
    </style:style>
    <style:style style:name="T23" style:family="text">
      <style:text-properties fo:font-size="8pt" fo:language="en" fo:country="US" officeooo:rsid="00310718" style:font-size-asian="8pt" style:font-size-complex="8pt"/>
    </style:style>
    <style:style style:name="T24" style:family="text">
      <style:text-properties style:text-underline-style="solid" style:text-underline-width="auto" style:text-underline-color="font-color"/>
    </style:style>
    <style:style style:name="T25" style:family="text">
      <style:text-properties fo:font-weight="bold" style:font-weight-asian="bold" style:font-weight-complex="bold"/>
    </style:style>
    <style:style style:name="T26" style:family="text">
      <style:text-properties fo:font-size="6pt" style:font-size-asian="6pt" style:font-size-complex="6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Договор потребительского займа № <text:span text:style-name="T10">[a.loans.id_1c]</text:span> от <text:span text:style-name="T10">[a.loans.created_at]</text:span> г.</text:p>
      <table:table table:name="Таблица1" table:style-name="Таблица1">
        <table:table-column table:style-name="Таблица1.A"/>
        <table:table-column table:style-name="Таблица1.B"/>
        <table:table-row>
          <table:table-cell table:style-name="Таблица1.A1" office:value-type="string">
            <text:p text:style-name="P2"/>
          </table:table-cell>
          <table:table-cell table:style-name="Таблица1.A1" office:value-type="string">
            <table:table table:name="Таблица2" table:style-name="Таблица2">
              <table:table-column table:style-name="Таблица2.A"/>
              <table:table-row>
                <table:table-cell table:style-name="Таблица2.A1" office:value-type="string">
                  <text:p text:style-name="P15">ПОЛНАЯ СТОИМОСТЬ ПОТРЕБИТЕЛЬСКОГО ЗАЙМА: 792,050</text:p>
                  <text:p text:style-name="P15">(СЕМЬСОТ ДЕВЯНОСТО ДВЕ ЦЕЛЫХ ПЯТЬДЕСЯТ ТЫСЯЧНЫХ) ПРОЦЕНТОВ ГОДОВЫХ</text:p>
                </table:table-cell>
              </table:table-row>
            </table:table>
            <text:p text:style-name="P2"/>
          </table:table-cell>
        </table:table-row>
      </table:table>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20">[a.subdivisions.city]</text:p>
          </table:table-cell>
          <table:table-cell table:style-name="Таблица3.A1" office:value-type="string">
            <text:p text:style-name="P35"/>
          </table:table-cell>
          <table:table-cell table:style-name="Таблица3.A1" office:value-type="string">
            <text:p text:style-name="P21">[a.loans.created_at]</text:p>
          </table:table-cell>
        </table:table-row>
      </table:table>
      <table:table table:name="Таблица4" table:style-name="Таблица4">
        <table:table-column table:style-name="Таблица4.A"/>
        <table:table-row>
          <table:table-cell office:value-type="string">
            <text:p text:style-name="P16"><text:span text:style-name="T3">Я, </text:span><text:span text:style-name="T5">[a.passports.fio]</text:span><text:span text:style-name="T3"> </text:span><text:span text:style-name="T5">[a.passports.birth_date]</text:span><text:span text:style-name="T3"> года рождения, Паспорт гражданина Российской Федерации, серия: {{passports.series}}, номер {{passports.number}}, выдан: {{passports.issued_date}} года, {{passports.issued}} , номер подр. {{passports.subdivision_code}}, зарегистрированный(ая) по адресу: {{full_address}}, именуемый(ая) в дальнейшем «Заемщик» выражаю {{config.company_name}} (зарегистрировано в реестре микрофинансовых организаций за номером {{config.company_mfo_number}}, ОГРН {{config.company_ogrn}}, юридический адрес: {{config.company_address}}), именуемое в дальнейшем «Заимодавец/Кредитор» свое согласие на заключение со мной договора потребительского займа на ниже указанных Индивидуальных условиях договора потребительского займа (Далее - Договор):</text:span> </text:p>
          </table:table-cell>
        </table:table-row>
      </table:table>
      <table:table table:name="Таблица5" table:style-name="Таблица5">
        <table:table-column table:style-name="Таблица5.A"/>
        <table:table-row>
          <table:table-cell table:style-name="Таблица5.A1" office:value-type="string">
            <text:p text:style-name="P17"><text:span text:style-name="T4">Вид займа: «Деньги до зарплаты»</text:span><text:line-break/><text:span text:style-name="T4">Проценты, начисляемые по Договору потребительского займа №</text:span><text:span text:style-name="T7">[a.loans.id_1c]</text:span><text:span text:style-name="T4"> от </text:span><text:span text:style-name="T7">[a.loans.created_at]</text:span><text:span text:style-name="T4">г. не могут превышать трехкратный размер суммы займа.</text:span><text:line-break/><text:span text:style-name="T4">После возникновения просрочки по возврату суммы займа и причитающихся процентов, проценты на не погашенную заемщиком часть суммы основного долга продолжают начисляться до достижения общей суммы подлежащих уплате процентов размера, составляющего двукратную сумму непогашенной части займа. Проценты не начисляются за период времени с момента достижения общей суммы подлежащих уплате процентов размера, составляющего двукратную сумму непогашенной части займа, до момента частичного погашения заемщиком суммы займа и (или) уплаты причитающихся процентов. После возникновения просрочки по возврату суммы займа и причитающихся процентов начисление неустойки (штрафа, пени) и иные меры ответственности только на не погашенную заемщиком часть суммы основного долга.</text:span> </text:p>
          </table:table-cell>
        </table:table-row>
      </table:table>
      <table:table table:name="Таблица7" table:style-name="Таблица7">
        <table:table-column table:style-name="Таблица7.A"/>
        <table:table-column table:style-name="Таблица7.B"/>
        <table:table-column table:style-name="Таблица7.C"/>
        <table:table-header-rows>
          <table:table-row>
            <table:table-cell table:style-name="Таблица7.A1" table:number-columns-spanned="3" office:value-type="string">
              <text:p text:style-name="P46">Индивидуальные условия договора потребительского займа № <text:span text:style-name="T11">[a.loans.id_1c]</text:span> от <text:span text:style-name="T11">[a.loans.created_at]</text:span> г.</text:p>
            </table:table-cell>
            <table:covered-table-cell/>
            <table:covered-table-cell/>
          </table:table-row>
          <table:table-row>
            <table:table-cell table:style-name="Таблица7.A2" office:value-type="string">
              <text:p text:style-name="P46">№ п/п</text:p>
            </table:table-cell>
            <table:table-cell table:style-name="Таблица7.A2" office:value-type="string">
              <text:p text:style-name="P46">Условие</text:p>
            </table:table-cell>
            <table:table-cell table:style-name="Таблица7.C2" office:value-type="string">
              <text:p text:style-name="P46">Содержание условия</text:p>
            </table:table-cell>
          </table:table-row>
        </table:table-header-rows>
        <table:table-row>
          <table:table-cell table:style-name="Таблица7.A2" office:value-type="string">
            <text:p text:style-name="P47">1.</text:p>
          </table:table-cell>
          <table:table-cell table:style-name="Таблица7.A2" office:value-type="string">
            <text:p text:style-name="P19">Сумма займа или лимит кредитования и порядок его изменения</text:p>
          </table:table-cell>
          <table:table-cell table:style-name="Таблица7.C3" office:value-type="string">
            <text:p text:style-name="P22">[a.loans.money] ([a.loans.money_txt_rub]) <text:span text:style-name="T8">рублей</text:span></text:p>
          </table:table-cell>
        </table:table-row>
        <table:table-row>
          <table:table-cell table:style-name="Таблица7.A2" office:value-type="string">
            <text:p text:style-name="P18">2.</text:p>
          </table:table-cell>
          <table:table-cell table:style-name="Таблица7.A2" office:value-type="string">
            <text:p text:style-name="P19">Срок действия договора, срок возврата займа</text:p>
          </table:table-cell>
          <table:table-cell table:style-name="Таблица7.C2" office:value-type="string">
            <text:p text:style-name="P16"><text:span text:style-name="T3">Договор вступает в силу с момента передачи денежных средств Заемщику и действует до полного выполнения Сторонами своих обязательств поДоговору. Срок пользования суммой займа по настоящему Договору составляет </text:span><text:span text:style-name="T6">[a.loans.time] </text:span><text:span text:style-name="T3">(</text:span><text:span text:style-name="T6">[a.loans.time_txt]</text:span><text:span text:style-name="T3">) календарных дней. Дата возврата суммы займа и начисленных процентов: </text:span><text:span text:style-name="T6">[a.loanEndDate] </text:span><text:span text:style-name="T3">г. </text:span></text:p>
          </table:table-cell>
        </table:table-row>
        <table:table-row>
          <table:table-cell table:style-name="Таблица7.A2" office:value-type="string">
            <text:p text:style-name="P23">3.</text:p>
          </table:table-cell>
          <table:table-cell table:style-name="Таблица7.A2" office:value-type="string">
            <text:p text:style-name="P35">Валюта, в которой предоставляется заем</text:p>
          </table:table-cell>
          <table:table-cell table:style-name="Таблица7.C3" office:value-type="string">
            <text:p text:style-name="P35">Российский рубль</text:p>
          </table:table-cell>
        </table:table-row>
        <table:table-row>
          <table:table-cell table:style-name="Таблица7.A2" office:value-type="string">
            <text:p text:style-name="P48">4.</text:p>
          </table:table-cell>
          <table:table-cell table:style-name="Таблица7.A2" office:value-type="string">
            <text:p text:style-name="P35">Процентная ставка (процентные ставки) (в процентахгодовых) или порядок ее (их) определения </text:p>
          </table:table-cell>
          <table:table-cell table:style-name="Таблица7.C3" office:value-type="string">
            <text:p text:style-name="P35">792,050 % годовых- 365 календарных дней/ 794,220 % годовых- 366 календарныхдней(2,17 % (Две целых семнадцать сотых) в день )за время пользования суммой займа по дату возврата, установленную в п. 2 Договора, включительно. </text:p>
          </table:table-cell>
        </table:table-row>
        <table:table-row>
          <table:table-cell table:style-name="Таблица7.A2" office:value-type="string">
            <text:p text:style-name="P48">5.</text:p>
          </table:table-cell>
          <table:table-cell table:style-name="Таблица7.A2" office:value-type="string">
            <text:p text:style-name="P35">Порядок определения курса иностранной валюты при переводе денежных средств кредитором третьему лицу, указанному заемщиком </text:p>
          </table:table-cell>
          <table:table-cell table:style-name="Таблица7.C2" office:value-type="string">
            <text:p text:style-name="P35">Не применимо </text:p>
          </table:table-cell>
        </table:table-row>
        <table:table-row>
          <table:table-cell table:style-name="Таблица7.A2" office:value-type="string">
            <text:p text:style-name="P49">6.</text:p>
          </table:table-cell>
          <table:table-cell table:style-name="Таблица7.A2" office:value-type="string">
            <text:p text:style-name="P35">Количество, размер и периодичность (сроки) платежей заемщика по договору или порядок определения этих платежей </text:p>
          </table:table-cell>
          <table:table-cell table:style-name="Таблица7.C2" office:value-type="string">
            <table:table table:name="Таблица6" table:style-name="Таблица6">
              <table:table-column table:style-name="Таблица6.A"/>
              <table:table-column table:style-name="Таблица6.B"/>
              <table:table-row table:style-name="Таблица6.1">
                <table:table-cell table:style-name="Таблица6.A1" office:value-type="string">
                  <text:p text:style-name="P51">Количество платежей</text:p>
                </table:table-cell>
                <table:table-cell table:style-name="Таблица6.B1" office:value-type="string">
                  <text:p text:style-name="P52">Один платеж</text:p>
                </table:table-cell>
              </table:table-row>
              <table:table-row>
                <table:table-cell table:style-name="Таблица6.A2" office:value-type="string">
                  <text:p text:style-name="P51">Размер платежа</text:p>
                </table:table-cell>
                <table:table-cell table:style-name="Таблица6.B2" office:value-type="string">
                  <text:p text:style-name="P24">[a.moneyAndPercentsAfterExp] <text:span text:style-name="T8">рублей, в т.ч.:</text:span></text:p>
                </table:table-cell>
              </table:table-row>
              <table:table-row>
                <table:table-cell table:style-name="Таблица6.A2" office:value-type="string">
                  <text:p text:style-name="P51">Сумма займа</text:p>
                </table:table-cell>
                <table:table-cell table:style-name="Таблица6.B2" office:value-type="string">
                  <text:p text:style-name="P24">[a.loans.money] <text:span text:style-name="T8">рублей</text:span></text:p>
                </table:table-cell>
              </table:table-row>
              <table:table-row>
                <table:table-cell table:style-name="Таблица6.A2" office:value-type="string">
                  <text:p text:style-name="P51">Сумма начисленных процентов</text:p>
                </table:table-cell>
                <table:table-cell table:style-name="Таблица6.B2" office:value-type="string">
                  <text:p text:style-name="P24">[a.moneyPercentsAfterExp] <text:span text:style-name="T8">рублей</text:span></text:p>
                </table:table-cell>
              </table:table-row>
              <table:table-row>
                <table:table-cell table:style-name="Таблица6.A2" office:value-type="string">
                  <text:p text:style-name="P51">Периодичность платежей</text:p>
                </table:table-cell>
                <table:table-cell table:style-name="Таблица6.B2" office:value-type="string">
                  <text:p text:style-name="P52">Единовременный платеж</text:p>
                </table:table-cell>
              </table:table-row>
            </table:table>
            <text:p text:style-name="P36"/>
            <text:p text:style-name="P36">Заемщик обязуется вернуть сумму займа и начисленные проценты единовременным платежом в дату, указанную в п. 2 настоящих индивидуальных условий. Проценты за пользование суммой займа, указанные в п. 4 настоящих индивидуальных условий, начисляются за фактическое количество дней пользования суммой займа, начиная со дня, следующего за днем выдачи займа по день фактического пользования суммой займа, когдасумма начисленных процентов достигнет трехкратного размера суммы займа. Со следующего дня после даты достижения вышеуказанного размера начисление процентов прекращается. </text:p>
          </table:table-cell>
        </table:table-row>
        <table:table-row>
          <table:table-cell table:style-name="Таблица7.A2" office:value-type="string">
            <text:p text:style-name="P50">7.</text:p>
          </table:table-cell>
          <table:table-cell table:style-name="Таблица7.A2" office:value-type="string">
            <text:p text:style-name="P35">Порядок изменения количества, размера и периодичности (сроков) платежей заемщика при частичном досрочном возврате займа </text:p>
          </table:table-cell>
          <table:table-cell table:style-name="Таблица7.C2" office:value-type="string">
            <text:p text:style-name="P35">Заемщик имеет право досрочно вернуть сумму займа, уплатив при этом сумму начисленных процентов за фактическое количество дней пользования потребительским займом по день полного погашения займа (включительно).</text:p>
          </table:table-cell>
        </table:table-row>
      </table:table>
      <text:p text:style-name="Text_20_body"/>
      <text:p text:style-name="P5"/>
      <text:p text:style-name="P5"/>
      <text:p text:style-name="P5"/>
      <text:p text:style-name="P5"/>
      <text:p text:style-name="P5"/>
      <text:p text:style-name="P5"/>
      <table:table table:name="Таблица8" table:style-name="Таблица8">
        <table:table-column table:style-name="Таблица8.A"/>
        <table:table-column table:style-name="Таблица8.B"/>
        <table:table-column table:style-name="Таблица8.C"/>
        <table:table-header-rows>
          <text:soft-page-break/>
          <table:table-row>
            <table:table-cell table:style-name="Таблица8.A1" table:number-columns-spanned="3" office:value-type="string">
              <text:p text:style-name="P46">Индивидуальные условия договора потребительского займа № <text:span text:style-name="T11">[a.loans.id_1c]</text:span> от <text:span text:style-name="T11">[a.loans.created_at]</text:span> г.</text:p>
            </table:table-cell>
            <table:covered-table-cell/>
            <table:covered-table-cell/>
          </table:table-row>
          <table:table-row>
            <table:table-cell table:style-name="Таблица8.A2" office:value-type="string">
              <text:p text:style-name="P46">№ п/п</text:p>
            </table:table-cell>
            <table:table-cell table:style-name="Таблица8.A2" office:value-type="string">
              <text:p text:style-name="P46">Условие</text:p>
            </table:table-cell>
            <table:table-cell table:style-name="Таблица8.C2" office:value-type="string">
              <text:p text:style-name="P46">Содержание условия</text:p>
            </table:table-cell>
          </table:table-row>
        </table:table-header-rows>
        <table:table-row>
          <table:table-cell table:style-name="Таблица8.A2" office:value-type="string">
            <text:p text:style-name="P58">8.</text:p>
          </table:table-cell>
          <table:table-cell table:style-name="Таблица8.A2" office:value-type="string">
            <text:p text:style-name="P35">Способы исполнения заемщиком обязательств по договору по месту нахождения заемщика</text:p>
          </table:table-cell>
          <table:table-cell table:style-name="Таблица8.C2" office:value-type="string">
            <text:p text:style-name="P42">1) Внесение наличных денежных средств в кассу Заимодавца/Кредитора в любом обособленном подразделени<text:span text:style-name="T9">и</text:span> Заимодавца/Кредитора;</text:p>
            <text:p text:style-name="P42">2) Безналичный перевод денежных средств на любой из расчетных счетов Кредитора(размер комиссии определяется в соответствии с тарифами соответствующего банка):</text:p>
            <text:p text:style-name="P42">а) р/с <text:span text:style-name="T19">[a.company_rs]</text:span></text:p>
            <text:p text:style-name="P42">в <text:span text:style-name="T19">[a.company_bank_predl]</text:span></text:p>
            <text:p text:style-name="P42">БИК <text:span text:style-name="T19">[a.company_bik]</text:span></text:p>
            <text:p text:style-name="P42">к/с <text:span text:style-name="T19">[a.company_ks]</text:span>;</text:p>
            <text:p text:style-name="P42">б) р/сч 40701810800430012413 в Филиале «Сибирский» Банка ВТБ (ПАО) в г.Новосибирске</text:p>
            <text:p text:style-name="P42">к/с 30101810850040000788 в Операционное управление Сибирского ГУК Банка России;</text:p>
            <text:p text:style-name="P42">БИК045004788</text:p>
            <text:p text:style-name="P42">3) внесение денежных средств через систему оплаты QIWI;* В случае частичного погашения суммы задолженности, а именно погашения задолженности по процентам или задолженности по процентами части основного долга через систему оплаты QIWI, настоящий договор займа считается продленным на тех же условиях и на тот же срок с <text:span text:style-name="T24">даты внесения платежа</text:span> без заключения об этом отдельного соглашения.</text:p>
            <text:p text:style-name="P42">Данные условия продления действуют до момента, когда общий срок действия договора потребительского займа достигнет 122 календарных дней.</text:p>
            <text:p text:style-name="P42">В соответствии с действующим налоговым законодательством Российской Федерации Заемщик принимает на себя обязательства по уплате налога на доходы физических лиц с дохода в виде материальной выгоды, возникающей у Заемщика от экономии на процентах за пользование заемными денежными средствами при получении скидок, призов в случае проведения разовых акций и других различных бонусов. </text:p>
          </table:table-cell>
        </table:table-row>
        <table:table-row>
          <table:table-cell table:style-name="Таблица8.A2" office:value-type="string">
            <text:p text:style-name="P27">8.1</text:p>
          </table:table-cell>
          <table:table-cell table:style-name="Таблица8.A2" office:value-type="string">
            <text:p text:style-name="P35">Бесплатный способ исполнения заемщиком обязательств по договору </text:p>
          </table:table-cell>
          <table:table-cell table:style-name="Таблица8.C2" office:value-type="string">
            <text:p text:style-name="P40">Внесение наличных денежных средств в любом обособленном подразделении Займодавца/Кредитора.</text:p>
            <text:p text:style-name="P40">Полный список адресов обособленных подразделений можно найти на сайте финтерра.рф/about/address.</text:p>
            <text:p text:style-name="P40">Либо позвонить по номеру телефона <text:span text:style-name="T12">[a.company_phone]</text:span></text:p>
          </table:table-cell>
        </table:table-row>
        <table:table-row>
          <table:table-cell table:style-name="Таблица8.A2" office:value-type="string">
            <text:p text:style-name="P28">9.</text:p>
          </table:table-cell>
          <table:table-cell table:style-name="Таблица8.A2" office:value-type="string">
            <text:p text:style-name="P35">Обязанность заемщика заключить иные договоры</text:p>
          </table:table-cell>
          <table:table-cell table:style-name="Таблица8.C2" office:value-type="string">
            <text:p text:style-name="P41">Не применимо</text:p>
          </table:table-cell>
        </table:table-row>
        <table:table-row>
          <table:table-cell table:style-name="Таблица8.A2" office:value-type="string">
            <text:p text:style-name="P26">10.</text:p>
          </table:table-cell>
          <table:table-cell table:style-name="Таблица8.A2" office:value-type="string">
            <text:p text:style-name="P35">Обязанность заемщика по предоставлению обеспечения исполнения обязательств по договору и требования к такому обеспечению</text:p>
          </table:table-cell>
          <table:table-cell table:style-name="Таблица8.C2" office:value-type="string">
            <text:p text:style-name="P35">Не применимо</text:p>
          </table:table-cell>
        </table:table-row>
        <table:table-row>
          <table:table-cell table:style-name="Таблица8.A2" office:value-type="string">
            <text:p text:style-name="P26">11.</text:p>
          </table:table-cell>
          <table:table-cell table:style-name="Таблица8.A2" office:value-type="string">
            <text:p text:style-name="P35">Цели использования заемщиком потребительского займа</text:p>
          </table:table-cell>
          <table:table-cell table:style-name="Таблица8.C2" office:value-type="string">
            <text:p text:style-name="P35">Потребительские нужды </text:p>
          </table:table-cell>
        </table:table-row>
        <table:table-row>
          <table:table-cell table:style-name="Таблица8.A2" office:value-type="string">
            <text:p text:style-name="P26">12.</text:p>
          </table:table-cell>
          <table:table-cell table:style-name="Таблица8.A2" office:value-type="string">
            <text:p text:style-name="P35">Ответственность заемщика за ненадлежащее исполнение условий договора, размер неустойки (штрафа, пени) или порядок их определения </text:p>
          </table:table-cell>
          <table:table-cell table:style-name="Таблица8.C2" office:value-type="string">
            <text:p text:style-name="P39">За неисполнение обязательств по возврату суммы займа и начисленных процентов в срок, установленный договором займа, с первого дня нарушения условий Договора потребительского займа на непогашенную часть суммы займа продолжают начисляться проценты до достижения общей суммы подлежащих уплате процентов размера, составляющего двукратную сумму непогашенной части займа до момента частичного погашения заемщиком суммы займа и (или) начисленных процентов, а также начинает начисляться пеня в размере 20% годовых на непогашенную часть суммы основного долга, данная пеня начисляется по день фактического пользования суммой займа, когда сумма начисленных процентов достигнет трехкратного размера суммы займа. Со следующего дня после даты достижения вышеуказанного размера начинает начисляться пеня в размере 0,1 % от суммы непогашенной части займа за каждый день нарушения обязательств.</text:p>
            <text:p text:style-name="P39">Сумма произведенного заемщиком платежа по договору потребительского займа в случае, если она недостаточна для полного исполнения обязательств заемщика по договору займа, погашает задолженность заемщика в следующей очередности:</text:p>
            <text:p text:style-name="P39">1) Задолженность по процентам;</text:p>
            <text:p text:style-name="P39">2) Задолженность по основному долгу;</text:p>
            <text:p text:style-name="P39">3) Неустойка (пеня);</text:p>
            <text:p text:style-name="P39">4) Иные платежи, предусмотренные законодательством Российской Федерации о потребительском займе или договором потребительского займа. </text:p>
          </table:table-cell>
        </table:table-row>
        <table:table-row>
          <table:table-cell table:style-name="Таблица8.A2" office:value-type="string">
            <text:p text:style-name="P54">13.</text:p>
          </table:table-cell>
          <table:table-cell table:style-name="Таблица8.A2" office:value-type="string">
            <text:p text:style-name="P35">Условие об уступке кредитором третьим лицам прав (требований) по договору</text:p>
          </table:table-cell>
          <table:table-cell table:style-name="Таблица8.C2" office:value-type="string">
            <text:p text:style-name="P38">На уступку Займодавцем/Кредитором третьим лицам прав (требований) по договору потребительского займа.</text:p>
            <text:p text:style-name="P55"/>
            <text:list xml:id="list1306820" text:style-name="L1">
              <text:list-item>
                <text:p text:style-name="P56">Согласен</text:p>
              </text:list-item>
              <text:list-item>
                <text:p text:style-name="P57">Не согласен</text:p>
              </text:list-item>
            </text:list>
            <text:p text:style-name="P38"/>
            <text:p text:style-name="P38">___________________(подпись) <text:span text:style-name="T21">[a.passports.fio]</text:span></text:p>
          </table:table-cell>
        </table:table-row>
        <table:table-row>
          <table:table-cell table:style-name="Таблица8.A2" office:value-type="string">
            <text:p text:style-name="P53">14.</text:p>
          </table:table-cell>
          <table:table-cell table:style-name="Таблица8.A2" office:value-type="string">
            <text:p text:style-name="P35">Согласие заемщика с общими условиями договора</text:p>
          </table:table-cell>
          <table:table-cell table:style-name="Таблица8.C2" office:value-type="string">
            <text:p text:style-name="P37">С правилами предоставления и обслуживания потребительских займов <text:span text:style-name="T19">[a.company_name]</text:span> и общими условиями договора потребительского займа «Деньги до зарплаты» ознакомлен и согласен.</text:p>
            <text:p text:style-name="P37">___________________(подпись) <text:span text:style-name="T13">[a.passports.fio]</text:span></text:p>
          </table:table-cell>
        </table:table-row>
        <table:table-row>
          <table:table-cell table:style-name="Таблица8.A2" office:value-type="string">
            <text:p text:style-name="P25">15.</text:p>
          </table:table-cell>
          <table:table-cell table:style-name="Таблица8.A2" office:value-type="string">
            <text:p text:style-name="P35">Услуги, оказываемые кредитором заемщику за отдельную плату и необходимые для заключения договора, их цена или порядок ее определения, а также согласие заемщика на оказание таких услуг</text:p>
          </table:table-cell>
          <table:table-cell table:style-name="Таблица8.C2" office:value-type="string">
            <text:p text:style-name="P35">Не применимо</text:p>
          </table:table-cell>
        </table:table-row>
        <table:table-row>
          <table:table-cell table:style-name="Таблица8.A2" office:value-type="string">
            <text:p text:style-name="P59">16.</text:p>
          </table:table-cell>
          <table:table-cell table:style-name="Таблица8.A2" office:value-type="string">
            <text:p text:style-name="P35">Способ обмена информацией между кредитором и заемщиком </text:p>
          </table:table-cell>
          <table:table-cell table:style-name="Таблица8.C2" office:value-type="string">
            <text:p text:style-name="P43">1) Письменные уведомления, почтовые отправления <text:span text:style-name="T25">на адреса, указанные в реквизитах сторон Договора</text:span>; смс- оповещение, автоинформирование (голосовое сообщение), телефонный звонок на номера телефонов, указанные Заемщиком в Заявлении-Анкете, и предоставленные по запросу Займодавца из Бюро кредитных историй, общение через Контакт-центр по телефону <text:span text:style-name="T20">[a.company_phone]</text:span> и иные телефоны сотрудников организации, взаимодействие посредством Личного кабинета заемщика на официальном сайте Займодавца/Кредитора, личные встречи.</text:p>
            <text:p text:style-name="P43">2) Я, <text:span text:style-name="T14">[a.passports.fio] </text:span><text:span text:style-name="T25">даю свое согласие на распространение Займодавцем/Кредитором информации о сумме задолженности, дате погашения при нарушении мною срока исполнения обязательств по данному Договору</text:span> третьим лицам.</text:p>
            <text:p text:style-name="P43">3) Заемщик обязан уведомить Займодавца/Кредитора об изменении данных, указанныхв Заявлении-Анкете, в течение 5 (пяти) календарныхдней с момента изменения информации, путем телефонного звонка на номер <text:span text:style-name="T14">[a.company_phone]</text:span> / почтовым отправлением по адресам местонахождения <text:span text:style-name="T14">[a.company_name]</text:span>: <text:span text:style-name="T14">[a.company_post_address]</text:span>, <text:span text:style-name="T14">[a.company_address]</text:span> или ближайшего обособленного подразделения, информация об адресах которых указана в п.8.1. </text:p>
          </table:table-cell>
        </table:table-row>
      </table:table>
      <text:p text:style-name="P6"/>
      <text:p text:style-name="P6"/>
      <table:table table:name="Таблица9" table:style-name="Таблица9">
        <table:table-column table:style-name="Таблица9.A"/>
        <table:table-column table:style-name="Таблица9.B"/>
        <table:table-column table:style-name="Таблица9.C"/>
        <table:table-header-rows>
          <text:soft-page-break/>
          <table:table-row>
            <table:table-cell table:style-name="Таблица9.A1" table:number-columns-spanned="3" office:value-type="string">
              <text:p text:style-name="P46">Индивидуальные условия договора потребительского займа № <text:span text:style-name="T11">[a.loans.id_1c]</text:span> от <text:span text:style-name="T11">[a.loans.created_at]</text:span> г.</text:p>
            </table:table-cell>
            <table:covered-table-cell/>
            <table:covered-table-cell/>
          </table:table-row>
          <table:table-row>
            <table:table-cell table:style-name="Таблица9.A2" office:value-type="string">
              <text:p text:style-name="P46">№ п/п</text:p>
            </table:table-cell>
            <table:table-cell table:style-name="Таблица9.A2" office:value-type="string">
              <text:p text:style-name="P46">Условие</text:p>
            </table:table-cell>
            <table:table-cell table:style-name="Таблица9.C2" office:value-type="string">
              <text:p text:style-name="P46">Содержание условия</text:p>
            </table:table-cell>
          </table:table-row>
        </table:table-header-rows>
        <table:table-row>
          <table:table-cell table:style-name="Таблица9.A2" office:value-type="string">
            <text:p text:style-name="P29">17.</text:p>
          </table:table-cell>
          <table:table-cell table:style-name="Таблица9.A2" office:value-type="string">
            <text:p text:style-name="P35">Досрочное полное погашение потребительского займа </text:p>
          </table:table-cell>
          <table:table-cell table:style-name="Таблица9.C3" office:value-type="string">
            <text:p text:style-name="P30">- Заемщик в течение четырнадцати календарных дней с даты получения потребительского займа имеет право досрочно вернуть всю сумму займа без предварительного уведомления Займодавца/Кредитора с уплатой процентов за фактический срок кредитования;</text:p>
            <text:p text:style-name="P30">В случае досрочного возврата всей суммы потребительского займа или ее части заемщик обязан уплатить Займодавцу/Кредитору проценты по договору потребительского займа на возвращаемую сумму включительно до дня фактического возврата соответствующей суммы потребительского займа или ее части;</text:p>
            <text:p text:style-name="P30">- При погашении займа в день получения займа, Заемщик оплачивает сумму процентов за один день пользования суммой займа.</text:p>
            <text:p text:style-name="P30">Досрочное погашение займа осуществляется способами, указанными в п. 8 и п. 8.1 настоящих индивидуальных условий Договора займа.</text:p>
          </table:table-cell>
        </table:table-row>
        <table:table-row>
          <table:table-cell table:style-name="Таблица9.A2" office:value-type="string">
            <text:p text:style-name="P31">18.</text:p>
          </table:table-cell>
          <table:table-cell table:style-name="Таблица9.A2" office:value-type="string">
            <text:p text:style-name="P44">Заемщик соглашается и подтверждает</text:p>
          </table:table-cell>
          <table:table-cell table:style-name="Таблица9.C2" office:value-type="string">
            <text:p text:style-name="P44">- информация о Заемщике, полученная Займодавцем/Кредитором, направляется в Бюро кредитных историй в соответствии с действующим законодательством РФ;</text:p>
            <text:p text:style-name="P44">- получать от Займодавца/Кредитора сообщения рекламного характера об услугах Займодавца/Кредитора по сетям электросвязи </text:p>
          </table:table-cell>
        </table:table-row>
        <table:table-row>
          <table:table-cell table:style-name="Таблица9.A2" office:value-type="string">
            <text:p text:style-name="P32">19.</text:p>
          </table:table-cell>
          <table:table-cell table:style-name="Таблица9.A2" office:value-type="string">
            <text:p text:style-name="P44">Заемщик заверяет, гарантирует и подтверждает</text:p>
          </table:table-cell>
          <table:table-cell table:style-name="Таблица9.C2" office:value-type="string">
            <text:p text:style-name="P44">- не имеет финансовых ограничений для заключения и исполнения настоящего договора потребительского займа;</text:p>
            <text:p text:style-name="P44">-заключает настоящий договора потребительского займа не вследствие тяжелых обстоятельств, не на крайне невыгодныхдля себя условиях, и он не является для Заемщика невозможной или кабальной сделкой;</text:p>
            <text:p text:style-name="P44">- любая информация, предоставленная Сторонами друг другу в связи с заключением настоящего Договора потребительского займа, не содержит несоответствующих действительности сведений, и Стороныне умалчивают о фактах, которые могут ввести в заблуждение друг друга;</text:p>
            <text:p text:style-name="P44">- условия,содержащиеся в данном Договоре потребительского займа, являются обязательными для Сторон;</text:p>
            <text:p text:style-name="P44">-заключение настоящегоДоговора потребительского займа не зависит и не связано с заключением других договоров и соглашений (в том числе, но не ограничиваясь: страховых, комиссионных соглашений). </text:p>
          </table:table-cell>
        </table:table-row>
        <table:table-row>
          <table:table-cell table:style-name="Таблица9.A2" office:value-type="string">
            <text:p text:style-name="P61">20.</text:p>
          </table:table-cell>
          <table:table-cell table:style-name="Таблица9.A2" office:value-type="string">
            <text:p text:style-name="P44">Подсудность споров по искам кредитора к заемщику</text:p>
          </table:table-cell>
          <table:table-cell table:style-name="Таблица9.C2" office:value-type="string">
            <text:p text:style-name="P44">Все споры, связанные с заключением, толкованием, исполнением и расторжением договора потребительского займа, будут разрешаться сторонами путем переговоров. Если стороны не достигнут соглашения в ходе переговоров, то спор подлежит рассмотрению в суде. В случае обращения в суд общей юрисдикции Займодавцем/Кредитором, спор подлежит разрешению по месту получения оферты Заемщиком (предложения заключить договор потребительского займа), а именно <text:span text:style-name="T15">[a.subdivisions.districtcourt]</text:span>. В случае, если спор по иску Займодавца/Кредитора подсуден мировому судье, то он подлежит рассмотрению у мирового судьи по месту получения оферты Заемщиком, (предложения заключить договор потребительского займа), а именно <text:span text:style-name="T15">[a.subdivisions.peacejudge]</text:span>. В случае обращения в суд Заемщиком, спор подлежит разрешению в соответствии с действующим законодательством Российской Федерации.</text:p>
          </table:table-cell>
        </table:table-row>
        <table:table-row>
          <table:table-cell table:style-name="Таблица9.A2" office:value-type="string">
            <text:p text:style-name="P60">21.</text:p>
          </table:table-cell>
          <table:table-cell table:style-name="Таблица9.A2" office:value-type="string">
            <text:p text:style-name="P35">Дата подписания настоящих индивидуальных условий </text:p>
          </table:table-cell>
          <table:table-cell table:style-name="Таблица9.C3" office:value-type="string">
            <text:p text:style-name="P33">[a.loans.created_at_txt]</text:p>
          </table:table-cell>
        </table:table-row>
        <table:table-row>
          <table:table-cell table:style-name="Таблица9.A2" office:value-type="string">
            <text:p text:style-name="P61">22.</text:p>
          </table:table-cell>
          <table:table-cell table:style-name="Таблица9.A2" office:value-type="string">
            <text:p text:style-name="P44">Лицо, подписавшее настоящие индивидуальные условия договора потребительского займа от имени займодавца</text:p>
          </table:table-cell>
          <table:table-cell table:style-name="Таблица9.C2" office:value-type="string">
            <text:p text:style-name="P45">Представитель по доверенности <text:span text:style-name="T16">[a.users.doc]</text:span></text:p>
            <text:p text:style-name="P34">[a.users.name]</text:p>
          </table:table-cell>
        </table:table-row>
      </table:table>
      <text:p text:style-name="P1"/>
      <text:p text:style-name="P10">Заемщик:</text:p>
      <text:p text:style-name="P8"><text:span text:style-name="T17">[a.passports.fio] </text:span>Паспорт гражданина Российской Федерации, серия: <text:span text:style-name="T17">[a.passports.series]</text:span>, № <text:span text:style-name="T17">[a.passports.number]</text:span>, выдан: <text:span text:style-name="T17">[a.passports.issued_date]</text:span> года, <text:span text:style-name="T17">[a.passports.issued]</text:span>, № подр. <text:span text:style-name="T17">[a.passports.subdivision_code]</text:span> </text:p>
      <text:p text:style-name="P8">Зарегистрирован по адресу: <text:span text:style-name="T17">[a.full_address]</text:span></text:p>
      <text:p text:style-name="P8">Телефон: д.т. <text:span text:style-name="T17">[a.about_clients.telephonehome]</text:span> м.т. <text:span text:style-name="T17">[a.customers.telephone]</text:span></text:p>
      <text:p text:style-name="P11"/>
      <text:p text:style-name="P8">________________/______________________________________________</text:p>
      <text:p text:style-name="P8"><text:s text:c="7"/>(подпись) <text:s text:c="32"/>(расшифровка подписи)</text:p>
      <text:p text:style-name="P8"/>
      <text:p text:style-name="P10">Заимодавец/Кредитор:</text:p>
      <text:p text:style-name="P8"><text:span text:style-name="T17">[a.company_name]</text:span>, тел.. <text:span text:style-name="T17">[a.company_phone2]</text:span>, <text:span text:style-name="T17">[a.company_phone]</text:span></text:p>
      <text:p text:style-name="P8">Юридический адрес: <text:span text:style-name="T17">[a.company_address]</text:span></text:p>
      <text:p text:style-name="P8">Почтовый адрес: <text:span text:style-name="T17">[a.company_post_address]</text:span></text:p>
      <text:p text:style-name="P8">ИНН <text:span text:style-name="T17">[a.company_inn]</text:span>, КПП <text:span text:style-name="T17">[a.company_kpp]</text:span></text:p>
      <text:p text:style-name="P9">р/сч 40701810800430012413 в Филиале «Сибирский» Банка ВТБ (ПАО) в г.Новосибирске</text:p>
      <text:p text:style-name="P9">к/с 30101810850040000788 в Операционное управление Сибирского ГУК Банка России;</text:p>
      <text:p text:style-name="P9">БИК045004788</text:p>
      <text:p text:style-name="P9"/>
      <text:p text:style-name="P9">__________________________________/ <text:span text:style-name="T18">[a.users.name]</text:span> /</text:p>
      <text:p text:style-name="P9"/>
      <text:p text:style-name="P9"><text:s text:c="16"/>МП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fo:language="ru" fo:country="RU"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979cm" fo:margin-bottom="2cm" fo:margin-left="0.847cm" fo:margin-right="0.866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16M3S</meta:editing-duration>
    <meta:editing-cycles>47</meta:editing-cycles>
    <meta:generator>LibreOffice/5.3.0.3$Windows_x86 LibreOffice_project/7074905676c47b82bbcfbea1aeefc84afe1c50e1</meta:generator>
    <dc:date>2017-02-27T11:06:26.889000000</dc:date>
    <meta:document-statistic meta:table-count="9" meta:image-count="0" meta:object-count="0" meta:page-count="3" meta:paragraph-count="147" meta:word-count="1654" meta:character-count="14120" meta:non-whitespace-character-count="12537"/>
    <meta:user-defined meta:name="Info 1"/>
    <meta:user-defined meta:name="Info 2"/>
    <meta:user-defined meta:name="Info 3"/>
    <meta:user-defined meta:name="Info 4"/>
  </office:meta>
</office:document-meta>
</file>